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77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376" table:default-cell-style-name="Default"/>
        <table:table-row table:style-name="ro1">
          <table:table-cell office:value-type="string" calcext:value-type="string">
            <text:p>P, мм рт с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office:value-type="float" office:value="3516" calcext:value-type="float">
            <text:p>3516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office:value-type="float" office:value="3110" calcext:value-type="float">
            <text:p>3110</text:p>
          </table:table-cell>
          <table:table-cell table:number-columns-repeated="1637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float" office:value="2877" calcext:value-type="float">
            <text:p>2877</text:p>
          </table:table-cell>
          <table:table-cell table:number-columns-repeated="1637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float" office:value="1967" calcext:value-type="float">
            <text:p>1967</text:p>
          </table:table-cell>
          <table:table-cell table:number-columns-repeated="1637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float" office:value="996" calcext:value-type="float">
            <text:p>996</text:p>
          </table:table-cell>
          <table:table-cell table:number-columns-repeated="1637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float" office:value="722" calcext:value-type="float">
            <text:p>722</text:p>
          </table:table-cell>
          <table:table-cell table:number-columns-repeated="1637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float" office:value="222" calcext:value-type="float">
            <text:p>222</text:p>
          </table:table-cell>
          <table:table-cell table:number-columns-repeated="1637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float" office:value="95" calcext:value-type="float">
            <text:p>95</text:p>
          </table:table-cell>
          <table:table-cell table:number-columns-repeated="1637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table:number-columns-repeated="1637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float" office:value="401" calcext:value-type="float">
            <text:p>401</text:p>
          </table:table-cell>
          <table:table-cell table:number-columns-repeated="1637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1182" calcext:value-type="float">
            <text:p>1182</text:p>
          </table:table-cell>
          <table:table-cell table:number-columns-repeated="1637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float" office:value="2305" calcext:value-type="float">
            <text:p>2305</text:p>
          </table:table-cell>
          <table:table-cell table:number-columns-repeated="1637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96" calcext:value-type="float">
            <text:p>99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82" calcext:value-type="float">
            <text:p>118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37" calcext:value-type="float">
            <text:p>113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305" calcext:value-type="float">
            <text:p>230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table:number-columns-repeated="1637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309" calcext:value-type="float">
            <text:p>230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table:number-columns-repeated="1637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877" calcext:value-type="float">
            <text:p>287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float" office:value="471" calcext:value-type="float">
            <text:p>471</text:p>
          </table:table-cell>
          <table:table-cell table:number-columns-repeated="1637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110" calcext:value-type="float">
            <text:p>311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1137" calcext:value-type="float">
            <text:p>1137</text:p>
          </table:table-cell>
          <table:table-cell table:number-columns-repeated="1637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123" calcext:value-type="float">
            <text:p>312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float" office:value="2309" calcext:value-type="float">
            <text:p>2309</text:p>
          </table:table-cell>
          <table:table-cell table:number-columns-repeated="1637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516" calcext:value-type="float">
            <text:p>351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office:value-type="float" office:value="3123" calcext:value-type="float">
            <text:p>3123</text:p>
          </table:table-cell>
          <table:table-cell table:number-columns-repeated="1637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544" calcext:value-type="float">
            <text:p>354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office:value-type="float" office:value="3544" calcext:value-type="float">
            <text:p>3544</text:p>
          </table:table-cell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5"/>
          <table:table-cell table:style-name="ce1" office:value-type="string" calcext:value-type="string">
            <text:p>P, мм рт ст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, мм рт ст</text:p>
          </table:table-cell>
          <table:table-cell table:style-name="ce1" office:value-type="string" calcext:value-type="string">
            <text:p>N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471" calcext:value-type="float">
            <text:p>471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22" calcext:value-type="float">
            <text:p>722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996" calcext:value-type="float">
            <text:p>996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82" calcext:value-type="float">
            <text:p>1182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37" calcext:value-type="float">
            <text:p>1137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967" calcext:value-type="float">
            <text:p>1967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305" calcext:value-type="float">
            <text:p>2305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309" calcext:value-type="float">
            <text:p>2309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877" calcext:value-type="float">
            <text:p>2877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110" calcext:value-type="float">
            <text:p>3110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123" calcext:value-type="float">
            <text:p>3123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516" calcext:value-type="float">
            <text:p>3516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544" calcext:value-type="float">
            <text:p>3544</text:p>
          </table:table-cell>
          <table:table-cell table:number-columns-repeated="16375"/>
        </table:table-row>
        <table:table-row table:style-name="ro2" table:number-rows-repeated="13">
          <table:table-cell table:number-columns-repeated="16384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table:table-column table:style-name="co3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3">
        <table:table-column table:style-name="co3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3" style:display-name="PageStyle_Лист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2-10-26T19:43:01.674267079</dc:date>
    <meta:generator>LibreOffice/7.4.0.3$Linux_X86_64 LibreOffice_project/40$Build-3</meta:generator>
    <meta:editing-duration>PT6M42S</meta:editing-duration>
    <meta:editing-cycles>1</meta:editing-cycles>
    <meta:document-statistic meta:table-count="3" meta:cell-count="189" meta:object-count="0"/>
    <meta:user-defined meta:name="AppVersion">12.0000</meta:user-defined>
  </office:meta>
</office:document-meta>
</file>